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fill="solid" draw:fill-color="#00ff00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="solid" draw:fill-color="#ff0000" draw:textarea-horizontal-align="center" draw:textarea-vertical-align="middle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gr12" style:family="graphic" style:parent-style-name="standard">
      <style:graphic-properties draw:fill="none" draw:fill-color="#ffffff" draw:textarea-horizontal-align="center" draw:textarea-vertical-align="middle"/>
    </style:style>
    <style:style style:name="gr13" style:family="graphic" style:parent-style-name="standard">
      <style:graphic-properties svg:stroke-width="0.2cm" svg:stroke-color="#00ff00" draw:marker-start-width="0.5cm" draw:marker-end-width="0.5cm" draw:fill="solid" draw:fill-color="#ffffff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1.397cm"/>
    </style:style>
    <style:style style:name="gr15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66pt" style:font-size-asian="66pt" style:font-size-complex="6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family="Courier" style:font-family-generic="modern" style:font-pitch="fixed" fo:font-size="28pt" style:font-size-asian="28pt" style:font-size-complex="2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Courier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08cm" svg:height="1.27cm" svg:x="6.08cm" svg:y="8.62cm">
          <text:p text:style-name="P1"><text:span text:style-name="T1">Enumerate instanc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5.08cm" svg:height="2.54cm" svg:x="6.08cm" svg:y="13.7cm">
          <text:p text:style-name="P1"><text:span text:style-name="T1">instance </text:span><text:span text:style-name="T1"><text:line-break/></text:span><text:span text:style-name="T1">part of </text:span><text:span text:style-name="T1"><text:line-break/></text:span><text:span text:style-name="T1">--exclude*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5" draw:id="id5" draw:layer="layout" svg:width="5.08cm" svg:height="1.27cm" svg:x="6.08cm" svg:y="11.16cm">
          <text:p text:style-name="P1"><text:span text:style-name="T1">Pick an unprocessed</text:span><text:span text:style-name="T1"><text:line-break/></text:span><text:span text:style-name="T1">instance</text:span></text:p>
        </draw:rect>
        <draw:rect draw:style-name="gr2" draw:text-style-name="P2" xml:id="id3" draw:id="id3" draw:layer="layout" svg:width="5.08cm" svg:height="1.27cm" svg:x="6.08cm" svg:y="21.32cm">
          <text:p text:style-name="P1"><text:span text:style-name="T1">Add it to the </text:span><text:span text:style-name="T1"><text:line-break/></text:span><text:span text:style-name="T1">group list</text:span></text:p>
        </draw:rect>
        <draw:connector draw:style-name="gr3" draw:text-style-name="P1" draw:layer="layout" draw:type="line" svg:x1="8.62cm" svg:y1="16.24cm" svg:x2="8.62cm" svg:y2="17.51cm" draw:start-shape="id1" draw:start-glue-point="6" draw:end-shape="id2" svg:d="m8620 16240v1270">
          <text:p/>
        </draw:connector>
        <draw:custom-shape draw:style-name="gr1" draw:text-style-name="P2" xml:id="id4" draw:id="id4" draw:layer="layout" svg:width="5.08cm" svg:height="2.54cm" svg:x="12.43cm" svg:y="13.7cm">
          <text:p text:style-name="P1"><text:span text:style-name="T1">More instance</text:span><text:span text:style-name="T1"><text:line-break/></text:span><text:span text:style-name="T1">at current lev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5.08cm" svg:height="2.54cm" svg:x="6.08cm" svg:y="17.51cm">
          <text:p text:style-name="P1"><text:span text:style-name="T1">Parent part of</text:span><text:span text:style-name="T1"><text:line-break/></text:span><text:span text:style-name="T1">--exclude*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8.62cm" svg:y1="20.05cm" svg:x2="8.62cm" svg:y2="21.32cm" draw:start-shape="id2" draw:start-glue-point="6" draw:end-shape="id3" draw:end-glue-point="0" svg:d="m8620 20050v1270">
          <text:p/>
        </draw:connector>
        <draw:connector draw:style-name="gr3" draw:text-style-name="P1" draw:layer="layout" svg:x1="14.97cm" svg:y1="13.7cm" svg:x2="11.16cm" svg:y2="11.795cm" draw:start-shape="id4" draw:start-glue-point="4" draw:end-shape="id5" draw:end-glue-point="1" svg:d="m14970 13700v-1905h-3810">
          <text:p/>
        </draw:connector>
        <draw:connector draw:style-name="gr3" draw:text-style-name="P1" draw:layer="layout" draw:type="lines" svg:x1="11.16cm" svg:y1="14.97cm" svg:x2="12.43cm" svg:y2="14.97cm" draw:start-shape="id1" draw:start-glue-point="7" draw:end-shape="id4" draw:end-glue-point="5" svg:d="m11160 14970h502 267 501">
          <text:p/>
        </draw:connector>
        <draw:frame draw:style-name="gr4" draw:layer="layout" svg:width="1.48cm" svg:height="0.962cm" svg:x="14.97cm" svg:y="12.738cm">
          <draw:text-box>
            <text:p>yes</text:p>
          </draw:text-box>
        </draw:frame>
        <draw:frame draw:style-name="gr4" draw:layer="layout" svg:width="1.205cm" svg:height="0.962cm" svg:x="8.62cm" svg:y="16.294cm">
          <draw:text-box>
            <text:p>no</text:p>
          </draw:text-box>
        </draw:frame>
        <draw:frame draw:style-name="gr4" draw:layer="layout" svg:width="1.205cm" svg:height="0.962cm" svg:x="8.62cm" svg:y="19.977cm">
          <draw:text-box>
            <text:p>no</text:p>
          </draw:text-box>
        </draw:frame>
        <draw:frame draw:style-name="gr5" draw:text-style-name="P1" draw:layer="layout" svg:width="1.48cm" svg:height="0.963cm" svg:x="4.6cm" svg:y="17.817cm">
          <draw:text-box>
            <text:p text:style-name="P1">yes</text:p>
          </draw:text-box>
        </draw:frame>
        <draw:frame draw:style-name="gr5" draw:text-style-name="P1" draw:layer="layout" svg:width="1.48cm" svg:height="0.963cm" svg:x="11.16cm" svg:y="14.007cm">
          <draw:text-box>
            <text:p text:style-name="P1">yes</text:p>
          </draw:text-box>
        </draw:frame>
        <draw:connector draw:style-name="gr3" draw:text-style-name="P1" draw:layer="layout" svg:x1="6.08cm" svg:y1="18.78cm" svg:x2="3.667cm" svg:y2="14.97cm" draw:start-shape="id2" draw:start-glue-point="5" draw:end-shape="id6" draw:end-glue-point="2" svg:d="m6080 18780h-2413v-3810">
          <text:p/>
        </draw:connector>
        <draw:rect draw:style-name="gr6" draw:text-style-name="P2" xml:id="id8" draw:id="id8" draw:layer="layout" svg:width="5.08cm" svg:height="1.27cm" svg:x="6.08cm" svg:y="6.08cm">
          <text:p text:style-name="P1"><text:span text:style-name="T1">Descend in the </text:span><text:span text:style-name="T1"><text:line-break/></text:span><text:span text:style-name="T1">saved instance level</text:span></text:p>
        </draw:rect>
        <draw:custom-shape draw:style-name="gr1" draw:text-style-name="P2" xml:id="id7" draw:id="id7" draw:layer="layout" svg:width="5.08cm" svg:height="1.27cm" svg:x="6.08cm" svg:y="3.54cm">
          <text:p text:style-name="P1"><text:span text:style-name="T1">Saved Instance level=T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8.62cm" svg:y1="4.81cm" svg:x2="8.62cm" svg:y2="6.08cm" draw:start-shape="id7" draw:start-glue-point="6" draw:end-shape="id8" draw:end-glue-point="0" svg:d="m8620 4810v1270">
          <text:p/>
        </draw:connector>
        <draw:connector draw:style-name="gr3" draw:text-style-name="P1" draw:layer="layout" svg:x1="8.62cm" svg:y1="7.35cm" svg:x2="8.62cm" svg:y2="8.62cm" draw:start-shape="id8" draw:start-glue-point="2" draw:end-shape="id9" svg:d="m8620 7350v1270">
          <text:p/>
        </draw:connector>
        <draw:connector draw:style-name="gr3" draw:text-style-name="P1" draw:layer="layout" svg:x1="8.62cm" svg:y1="9.89cm" svg:x2="8.62cm" svg:y2="11.16cm" draw:start-shape="id9" draw:start-glue-point="6" draw:end-shape="id5" draw:end-glue-point="0" svg:d="m8620 9890v1270">
          <text:p/>
        </draw:connector>
        <draw:connector draw:style-name="gr3" draw:text-style-name="P1" draw:layer="layout" svg:x1="8.62cm" svg:y1="12.43cm" svg:x2="8.62cm" svg:y2="13.7cm" draw:start-shape="id5" draw:start-glue-point="2" draw:end-shape="id1" draw:end-glue-point="4" svg:d="m8620 12430v1270">
          <text:p/>
        </draw:connector>
        <draw:rect draw:style-name="gr6" draw:text-style-name="P2" xml:id="id12" draw:id="id12" draw:layer="layout" svg:width="4.318cm" svg:height="1.27cm" svg:x="14.462cm" svg:y="6.08cm">
          <text:p text:style-name="P1"><text:span text:style-name="T1">Ascend to the </text:span><text:span text:style-name="T1"><text:line-break/></text:span><text:span text:style-name="T1">saved instance level </text:span></text:p>
        </draw:rect>
        <draw:connector draw:style-name="gr3" draw:text-style-name="P1" draw:layer="layout" svg:x1="17.51cm" svg:y1="14.97cm" svg:x2="18.78cm" svg:y2="20.043cm" draw:start-shape="id4" draw:start-glue-point="7" draw:end-shape="id10" svg:d="m17510 14970h1270v5073">
          <text:p/>
        </draw:connector>
        <draw:frame draw:style-name="gr4" draw:layer="layout" svg:width="1.205cm" svg:height="0.962cm" svg:x="17.575cm" svg:y="14.008cm">
          <draw:text-box>
            <text:p>no</text:p>
          </draw:text-box>
        </draw:frame>
        <draw:rect draw:style-name="gr2" draw:text-style-name="P2" xml:id="id10" draw:id="id10" draw:layer="layout" svg:width="5.08cm" svg:height="1.27cm" svg:x="16.24cm" svg:y="20.043cm">
          <text:p text:style-name="P1"><text:span text:style-name="T1">Group all instance </text:span><text:span text:style-name="T1"><text:line-break/></text:span><text:span text:style-name="T1">in the group list</text:span></text:p>
        </draw:rect>
        <draw:connector draw:style-name="gr3" draw:text-style-name="P2" draw:layer="layout" svg:x1="11.16cm" svg:y1="21.955cm" svg:x2="14.97cm" svg:y2="16.24cm" draw:start-shape="id3" draw:start-glue-point="1" draw:end-shape="id4" draw:end-glue-point="6" svg:d="m11160 21955h3810v-5715">
          <text:p/>
        </draw:connector>
        <draw:connector draw:style-name="gr3" draw:text-style-name="P2" draw:layer="layout" svg:x1="18.78cm" svg:y1="21.313cm" svg:x2="18.78cm" svg:y2="22.583cm" draw:start-shape="id10" draw:start-glue-point="2" draw:end-shape="id11" draw:end-glue-point="4" svg:d="m18780 21313v1270">
          <text:p/>
        </draw:connector>
        <draw:rect draw:style-name="gr6" draw:text-style-name="P2" xml:id="id6" draw:id="id6" draw:layer="layout" svg:width="2.794cm" svg:height="1.27cm" svg:x="2.27cm" svg:y="13.7cm">
          <text:p text:style-name="P1"><text:span text:style-name="T1">Save </text:span><text:span text:style-name="T1"><text:line-break/></text:span><text:span text:style-name="T1">instance level</text:span></text:p>
        </draw:rect>
        <draw:custom-shape draw:style-name="gr1" draw:text-style-name="P2" xml:id="id11" draw:id="id11" draw:layer="layout" svg:width="5.08cm" svg:height="2.54cm" svg:x="16.24cm" svg:y="22.583cm">
          <text:p text:style-name="P1"><text:span text:style-name="T1">Saved </text:span><text:span text:style-name="T1"><text:line-break/></text:span><text:span text:style-name="T1">instance level</text:span><text:span text:style-name="T1"><text:line-break/></text:span><text:span text:style-name="T1">=</text:span><text:span text:style-name="T1"><text:line-break/></text:span><text:span text:style-name="T1">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line-skew="1.53cm" svg:x1="21.32cm" svg:y1="23.853cm" svg:x2="18.78cm" svg:y2="6.715cm" draw:start-shape="id11" draw:start-glue-point="7" draw:end-shape="id12" draw:end-glue-point="1" svg:d="m21320 23853h2032v-17138h-4572">
          <text:p/>
        </draw:connector>
        <draw:rect draw:style-name="gr7" draw:text-style-name="P2" xml:id="id13" draw:id="id13" draw:layer="layout" svg:width="2.54cm" svg:height="1.27cm" svg:x="17.51cm" svg:y="26.393cm">
          <text:p text:style-name="P1"><text:span text:style-name="T1">STOP</text:span></text:p>
        </draw:rect>
        <draw:connector draw:style-name="gr3" draw:text-style-name="P2" draw:layer="layout" svg:x1="18.78cm" svg:y1="25.123cm" svg:x2="18.78cm" svg:y2="26.393cm" draw:start-shape="id11" draw:start-glue-point="6" draw:end-shape="id13" draw:end-glue-point="0" svg:d="m18780 25123v1270">
          <text:p/>
        </draw:connector>
        <draw:frame draw:style-name="gr5" draw:text-style-name="P1" draw:layer="layout" svg:width="1.48cm" svg:height="0.963cm" svg:x="18.78cm" svg:y="25.123cm">
          <draw:text-box>
            <text:p text:style-name="P1">yes</text:p>
          </draw:text-box>
        </draw:frame>
        <draw:frame draw:style-name="gr4" draw:layer="layout" svg:width="1.205cm" svg:height="0.962cm" svg:x="21.385cm" svg:y="22.891cm">
          <draw:text-box>
            <text:p>no</text:p>
          </draw:text-box>
        </draw:frame>
        <draw:connector draw:style-name="gr3" draw:text-style-name="P2" draw:layer="layout" draw:line-skew="1.143cm" svg:x1="16.621cm" svg:y1="7.35cm" svg:x2="8.62cm" svg:y2="11.16cm" draw:start-shape="id12" draw:start-glue-point="2" draw:end-shape="id5" svg:d="m16621 7350v3048h-8001v762">
          <text:p/>
        </draw:connector>
        <draw:custom-shape draw:style-name="gr1" draw:text-style-name="P2" xml:id="id14" draw:id="id14" draw:layer="layout" svg:width="5.08cm" svg:height="2.54cm" svg:x="16.24cm" svg:y="16.24cm">
          <text:p text:style-name="P1"><text:span text:style-name="T1">Allowed </text:span><text:span text:style-name="T1"><text:line-break/></text:span><text:span text:style-name="T1">to group</text:span><text:span text:style-name="T1"><text:line-break/></text:span><text:span text:style-name="T1">under current </text:span><text:span text:style-name="T1"><text:line-break/></text:span><text:span text:style-name="T1">in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48cm" svg:height="0.962cm" svg:x="18.824cm" svg:y="18.78cm">
          <draw:text-box>
            <text:p>yes</text:p>
          </draw:text-box>
        </draw:frame>
        <draw:connector draw:style-name="gr8" draw:text-style-name="P2" draw:layer="layout" draw:line-skew="0.768cm 1.019cm" svg:x1="21.32cm" svg:y1="17.51cm" svg:x2="18.78cm" svg:y2="22.583cm" draw:start-shape="id14" draw:start-glue-point="7" draw:end-shape="id11" draw:end-glue-point="4" svg:d="m21320 17510h1270v4191h-3810v882">
          <text:p/>
        </draw:connector>
        <draw:frame draw:style-name="gr4" draw:layer="layout" svg:width="1.205cm" svg:height="0.962cm" svg:x="21.447cm" svg:y="16.675cm">
          <draw:text-box>
            <text:p>no</text:p>
          </draw:text-box>
        </draw:frame>
        <draw:connector draw:style-name="gr9" draw:text-style-name="P1" draw:layer="layout" svg:x1="3.667cm" svg:y1="13.7cm" svg:x2="6.08cm" svg:y2="6.715cm" draw:start-shape="id6" draw:start-glue-point="0" draw:end-shape="id8" draw:end-glue-point="3" svg:d="m3667 13700v-6985h2413">
          <text:p/>
        </draw:connector>
      </draw:page>
      <draw:page draw:name="page2" draw:style-name="dp1" draw:master-page-name="Default">
        <draw:rect draw:style-name="gr10" draw:text-style-name="P2" draw:layer="layout" svg:width="24.13cm" svg:height="24.13cm" svg:x="26.4cm" svg:y="11.16cm">
          <text:p/>
        </draw:rect>
        <draw:rect draw:style-name="gr10" draw:text-style-name="P2" draw:layer="layout" svg:width="24.13cm" svg:height="24.13cm" svg:x="1cm" svg:y="11.16cm">
          <text:p/>
        </draw:rect>
        <draw:rect draw:style-name="gr11" draw:text-style-name="P2" xml:id="id16" draw:id="id16" draw:layer="layout" svg:width="21.59cm" svg:height="21.59cm" svg:x="2.27cm" svg:y="12.43cm">
          <text:p/>
        </draw:rect>
        <draw:rect draw:style-name="gr11" draw:text-style-name="P2" draw:layer="layout" svg:width="8.89cm" svg:height="8.89cm" svg:x="2.905cm" svg:y="13.573cm">
          <text:p/>
        </draw:rect>
        <draw:rect draw:style-name="gr12" draw:text-style-name="P2" draw:layer="layout" svg:width="2.54cm" svg:height="2.54cm" svg:x="4.81cm" svg:y="14.97cm">
          <text:p/>
        </draw:rect>
        <draw:rect draw:style-name="gr12" draw:text-style-name="P2" draw:layer="layout" svg:width="2.54cm" svg:height="2.54cm" svg:x="8.62cm" svg:y="14.97cm">
          <text:p/>
        </draw:rect>
        <draw:rect draw:style-name="gr12" draw:text-style-name="P2" draw:layer="layout" svg:width="2.54cm" svg:height="2.54cm" svg:x="4.81cm" svg:y="18.78cm">
          <text:p/>
        </draw:rect>
        <draw:rect draw:style-name="gr10" draw:text-style-name="P2" xml:id="id18" draw:id="id18" draw:layer="layout" svg:width="2.54cm" svg:height="2.54cm" svg:x="8.62cm" svg:y="18.78cm">
          <text:p/>
        </draw:rect>
        <draw:rect draw:style-name="gr11" draw:text-style-name="P2" draw:layer="layout" svg:width="8.89cm" svg:height="8.89cm" svg:x="13.7cm" svg:y="13.7cm">
          <text:p/>
        </draw:rect>
        <draw:rect draw:style-name="gr12" draw:text-style-name="P2" draw:layer="layout" svg:width="2.54cm" svg:height="2.54cm" svg:x="14.97cm" svg:y="14.97cm">
          <text:p/>
        </draw:rect>
        <draw:rect draw:style-name="gr12" draw:text-style-name="P2" draw:layer="layout" svg:width="2.54cm" svg:height="2.54cm" svg:x="18.78cm" svg:y="14.97cm">
          <text:p/>
        </draw:rect>
        <draw:rect draw:style-name="gr12" draw:text-style-name="P2" draw:layer="layout" svg:width="2.54cm" svg:height="2.54cm" svg:x="14.97cm" svg:y="18.78cm">
          <text:p/>
        </draw:rect>
        <draw:rect draw:style-name="gr12" draw:text-style-name="P2" draw:layer="layout" svg:width="2.54cm" svg:height="2.54cm" svg:x="18.78cm" svg:y="18.78cm">
          <text:p/>
        </draw:rect>
        <draw:rect draw:style-name="gr11" draw:text-style-name="P2" draw:layer="layout" svg:width="8.89cm" svg:height="8.89cm" svg:x="3.54cm" svg:y="23.86cm">
          <text:p/>
        </draw:rect>
        <draw:rect draw:style-name="gr12" draw:text-style-name="P2" draw:layer="layout" svg:width="2.54cm" svg:height="2.54cm" svg:x="4.81cm" svg:y="25.13cm">
          <text:p/>
        </draw:rect>
        <draw:rect draw:style-name="gr12" draw:text-style-name="P2" draw:layer="layout" svg:width="2.54cm" svg:height="2.54cm" svg:x="8.62cm" svg:y="25.13cm">
          <text:p/>
        </draw:rect>
        <draw:rect draw:style-name="gr12" draw:text-style-name="P2" draw:layer="layout" svg:width="2.54cm" svg:height="2.54cm" svg:x="4.81cm" svg:y="28.94cm">
          <text:p/>
        </draw:rect>
        <draw:rect draw:style-name="gr12" draw:text-style-name="P2" draw:layer="layout" svg:width="2.54cm" svg:height="2.54cm" svg:x="8.62cm" svg:y="28.94cm">
          <text:p/>
        </draw:rect>
        <draw:rect draw:style-name="gr11" draw:text-style-name="P2" draw:layer="layout" svg:width="8.89cm" svg:height="8.89cm" svg:x="13.7cm" svg:y="23.86cm">
          <text:p/>
        </draw:rect>
        <draw:rect draw:style-name="gr10" draw:text-style-name="P2" xml:id="id19" draw:id="id19" draw:layer="layout" svg:width="2.54cm" svg:height="2.54cm" svg:x="14.97cm" svg:y="25.13cm">
          <text:p/>
        </draw:rect>
        <draw:rect draw:style-name="gr12" draw:text-style-name="P2" draw:layer="layout" svg:width="2.54cm" svg:height="2.54cm" svg:x="18.78cm" svg:y="25.13cm">
          <text:p/>
        </draw:rect>
        <draw:rect draw:style-name="gr12" draw:text-style-name="P2" draw:layer="layout" svg:width="2.54cm" svg:height="2.54cm" svg:x="14.97cm" svg:y="28.94cm">
          <text:p/>
        </draw:rect>
        <draw:rect draw:style-name="gr12" draw:text-style-name="P2" draw:layer="layout" svg:width="2.54cm" svg:height="2.54cm" svg:x="18.78cm" svg:y="28.94cm">
          <text:p/>
        </draw:rect>
        <draw:rect draw:style-name="gr10" draw:text-style-name="P2" draw:layer="layout" svg:width="21.59cm" svg:height="21.59cm" svg:x="27.67cm" svg:y="12.43cm">
          <text:p/>
        </draw:rect>
        <draw:rect draw:style-name="gr10" draw:text-style-name="P2" draw:layer="layout" svg:width="8.89cm" svg:height="8.89cm" svg:x="28.94cm" svg:y="13.7cm">
          <text:p/>
        </draw:rect>
        <draw:path draw:style-name="gr13" draw:text-style-name="P2" xml:id="id21" draw:id="id21" draw:layer="layout" svg:width="7.879cm" svg:height="7.64cm" svg:x="29.426cm" svg:y="14.183cm" svg:viewBox="0 0 7880 7641" svg:d="m533 0c39 676-364 1246-350 1924 12 603-99 1199-117 1808-21 702-15 1401-58 2099-39 634 48 1479 758 1691 563 168 1170 130 1749 59 511-63 1515 157 1400-758-79-623 43-1253-59-1866-135-809 741-1202 1458-1108 602 79 1208 3 1808-59 831-86 641-1009 699-1574 60-585 39-1166 59-1749l-175-350z">
          <text:p/>
        </draw:path>
        <draw:rect draw:style-name="gr12" draw:text-style-name="P2" draw:layer="layout" svg:width="2.54cm" svg:height="2.54cm" svg:x="30.21cm" svg:y="14.97cm">
          <text:p/>
        </draw:rect>
        <draw:rect draw:style-name="gr12" draw:text-style-name="P2" draw:layer="layout" svg:width="2.54cm" svg:height="2.54cm" svg:x="34.02cm" svg:y="14.97cm">
          <text:p/>
        </draw:rect>
        <draw:rect draw:style-name="gr12" draw:text-style-name="P2" draw:layer="layout" svg:width="2.54cm" svg:height="2.54cm" svg:x="30.21cm" svg:y="18.78cm">
          <text:p/>
        </draw:rect>
        <draw:rect draw:style-name="gr10" draw:text-style-name="P2" draw:layer="layout" svg:width="2.54cm" svg:height="2.54cm" svg:x="34.02cm" svg:y="18.78cm">
          <text:p/>
        </draw:rect>
        <draw:path draw:style-name="gr13" draw:text-style-name="P2" xml:id="id23" draw:id="id23" draw:layer="layout" svg:width="20.882cm" svg:height="20.6cm" svg:x="28.123cm" svg:y="12.811cm" svg:viewBox="0 0 20883 20601" svg:d="m963 10386c789-26 1581 43 2369-76 979-147 1974-44 2961-75 1084-34 2171-182 3258-76 1288 126 1039-1158 1037-1811-4-1066-315-2099-297-3169 14-804 80-1615 0-2415-95-959 70-2196 963-2566 850-352 1829-142 2739-75 1041 77 2068 56 3110 151 810 74 1630 50 2444 0 1154-70 1130 1221 1184 1962 60 829 173 1654 148 2490-25 854-31 1711 0 2566 32 869-651 1661-444 2490 385 1546-1016 610-1629 830-747 268-1589 319-2370 151-868-186-1728-95-2591-151-795-51-1581 113-2369 151-1224 59-924 1359-963 2113-47 903 35 1811-73 2716-97 802-34 1629-222 2415-215 899 892 2117-593 2415-944 190-1924 87-2887-76-781-132-1578-222-2370-151-815 74-1626 240-2443 227-608-9-2037 761-1703-830 165-786-60-1613 0-2415 60-805 87-1614 0-2415-91-828-147-1661-222-2490v-830-830-151z">
          <draw:glue-point draw:id="4" svg:x="2.81cm" svg:y="-4.876cm" draw:escape-direction="up"/>
          <text:p/>
        </draw:path>
        <draw:rect draw:style-name="gr11" draw:text-style-name="P2" draw:layer="layout" svg:width="8.89cm" svg:height="8.89cm" svg:x="39.1cm" svg:y="13.7cm">
          <text:p/>
        </draw:rect>
        <draw:rect draw:style-name="gr12" draw:text-style-name="P2" draw:layer="layout" svg:width="2.54cm" svg:height="2.54cm" svg:x="40.37cm" svg:y="14.97cm">
          <text:p/>
        </draw:rect>
        <draw:rect draw:style-name="gr12" draw:text-style-name="P2" draw:layer="layout" svg:width="2.54cm" svg:height="2.54cm" svg:x="44.18cm" svg:y="14.97cm">
          <text:p/>
        </draw:rect>
        <draw:rect draw:style-name="gr12" draw:text-style-name="P2" draw:layer="layout" svg:width="2.54cm" svg:height="2.54cm" svg:x="40.37cm" svg:y="18.78cm">
          <text:p/>
        </draw:rect>
        <draw:rect draw:style-name="gr12" draw:text-style-name="P2" draw:layer="layout" svg:width="2.54cm" svg:height="2.54cm" svg:x="44.18cm" svg:y="18.78cm">
          <text:p/>
        </draw:rect>
        <draw:rect draw:style-name="gr11" draw:text-style-name="P2" draw:layer="layout" svg:width="8.89cm" svg:height="8.89cm" svg:x="28.94cm" svg:y="23.86cm">
          <text:p/>
        </draw:rect>
        <draw:rect draw:style-name="gr12" draw:text-style-name="P2" draw:layer="layout" svg:width="2.54cm" svg:height="2.54cm" svg:x="30.21cm" svg:y="25.13cm">
          <text:p/>
        </draw:rect>
        <draw:rect draw:style-name="gr12" draw:text-style-name="P2" draw:layer="layout" svg:width="2.54cm" svg:height="2.54cm" svg:x="34.02cm" svg:y="25.13cm">
          <text:p/>
        </draw:rect>
        <draw:rect draw:style-name="gr12" draw:text-style-name="P2" draw:layer="layout" svg:width="2.54cm" svg:height="2.54cm" svg:x="30.21cm" svg:y="28.94cm">
          <text:p/>
        </draw:rect>
        <draw:rect draw:style-name="gr12" draw:text-style-name="P2" draw:layer="layout" svg:width="2.54cm" svg:height="2.54cm" svg:x="34.02cm" svg:y="28.94cm">
          <text:p/>
        </draw:rect>
        <draw:rect draw:style-name="gr10" draw:text-style-name="P2" draw:layer="layout" svg:width="8.89cm" svg:height="8.89cm" svg:x="39.1cm" svg:y="23.86cm">
          <text:p/>
        </draw:rect>
        <draw:rect draw:style-name="gr10" draw:text-style-name="P2" draw:layer="layout" svg:width="2.54cm" svg:height="2.54cm" svg:x="40.37cm" svg:y="25.13cm">
          <text:p/>
        </draw:rect>
        <draw:path draw:style-name="gr13" draw:text-style-name="P2" xml:id="id22" draw:id="id22" draw:layer="layout" svg:width="7.879cm" svg:height="7.64cm" draw:transform="rotate (-3.14159265358979) translate (47.6147646570435cm 32.2419999999994cm)" svg:viewBox="0 0 7880 7641" svg:d="m533 0c39 676-364 1246-350 1924 12 603-99 1199-117 1808-21 702-15 1401-58 2099-39 634 48 1479 758 1691 563 168 1170 130 1749 59 511-63 1515 157 1400-758-79-623 43-1253-59-1866-135-809 741-1202 1458-1108 602 79 1208 3 1808-59 831-86 641-1009 699-1574 60-585 39-1166 59-1749l-175-350z">
          <text:p/>
        </draw:path>
        <draw:rect draw:style-name="gr12" draw:text-style-name="P2" draw:layer="layout" svg:width="2.54cm" svg:height="2.54cm" svg:x="44.18cm" svg:y="25.13cm">
          <text:p/>
        </draw:rect>
        <draw:rect draw:style-name="gr12" draw:text-style-name="P2" draw:layer="layout" svg:width="2.54cm" svg:height="2.54cm" svg:x="40.37cm" svg:y="28.94cm">
          <text:p/>
        </draw:rect>
        <draw:rect draw:style-name="gr12" draw:text-style-name="P2" draw:layer="layout" svg:width="2.54cm" svg:height="2.54cm" svg:x="44.18cm" svg:y="28.94cm">
          <text:p/>
        </draw:rect>
        <draw:frame draw:style-name="gr4" draw:text-style-name="P3" draw:layer="layout" svg:width="8.524cm" svg:height="2.855cm" svg:x="6.522cm" svg:y="36.499cm">
          <draw:text-box>
            <text:p><text:span text:style-name="T2">Original</text:span></text:p>
          </draw:text-box>
        </draw:frame>
        <draw:frame draw:style-name="gr4" draw:text-style-name="P3" draw:layer="layout" svg:width="15.132cm" svg:height="2.855cm" svg:x="33.004cm" svg:y="36.372cm">
          <draw:text-box>
            <text:p><text:span text:style-name="T2">After grouping</text:span></text:p>
          </draw:text-box>
        </draw:frame>
        <draw:frame draw:style-name="gr14" draw:text-style-name="P4" xml:id="id15" draw:id="id15" draw:layer="layout" svg:width="10.287cm" svg:height="1.647cm" svg:x="1.508cm" svg:y="8.497cm">
          <draw:text-box>
            <text:p text:style-name="P4"><text:span text:style-name="T3">--group-under*</text:span></text:p>
          </draw:text-box>
        </draw:frame>
        <draw:connector draw:style-name="gr15" draw:text-style-name="P1" draw:layer="layout" draw:type="curve" svg:x1="6.651cm" svg:y1="10.144cm" svg:x2="13.065cm" svg:y2="12.43cm" draw:start-shape="id15" draw:start-glue-point="2" draw:end-shape="id16" draw:end-glue-point="0" svg:d="m6651 10144c0 1714 6414 572 6414 2286">
          <text:p/>
        </draw:connector>
        <draw:frame draw:style-name="gr14" draw:text-style-name="P4" xml:id="id17" draw:id="id17" draw:layer="layout" svg:width="12.7cm" svg:height="1.647cm" svg:x="12.43cm" svg:y="8.366cm">
          <draw:text-box>
            <text:p text:style-name="P4"><text:span text:style-name="T3">--exclude-parents*</text:span></text:p>
          </draw:text-box>
        </draw:frame>
        <draw:connector draw:style-name="gr15" draw:text-style-name="P1" draw:layer="layout" draw:type="curve" svg:x1="18.78cm" svg:y1="10.013cm" svg:x2="9.89cm" svg:y2="18.78cm" draw:start-shape="id17" draw:start-glue-point="2" draw:end-shape="id18" svg:d="m18780 10013c0 6574-8890 2191-8890 8767">
          <text:p/>
        </draw:connector>
        <draw:connector draw:style-name="gr15" draw:text-style-name="P1" draw:layer="layout" draw:type="curve" svg:x1="18.78cm" svg:y1="10.013cm" svg:x2="16.24cm" svg:y2="25.13cm" draw:start-shape="id17" draw:start-glue-point="2" draw:end-shape="id19" svg:d="m18780 10013c0 11337-2540 3779-2540 15117">
          <text:p/>
        </draw:connector>
        <draw:frame draw:style-name="gr16" draw:text-style-name="P5" xml:id="id20" draw:id="id20" draw:layer="layout" svg:width="8.509cm" svg:height="1.901cm" svg:x="34.528cm" svg:y="8.62cm">
          <draw:text-box>
            <text:p text:style-name="P5"><text:span text:style-name="T4">New instances</text:span></text:p>
          </draw:text-box>
        </draw:frame>
        <draw:connector draw:style-name="gr15" draw:text-style-name="P1" draw:layer="layout" draw:type="curve" svg:x1="38.782cm" svg:y1="10.521cm" svg:x2="33.366cm" svg:y2="14.183cm" draw:start-shape="id20" draw:start-glue-point="2" draw:end-shape="id21" draw:end-glue-point="0" svg:d="m38782 10521c0 2671-5416 841-5416 3662">
          <text:p/>
        </draw:connector>
        <draw:connector draw:style-name="gr15" draw:text-style-name="P1" draw:layer="layout" draw:type="curve" svg:x1="38.782cm" svg:y1="10.521cm" svg:x2="43.675cm" svg:y2="24.601cm" draw:start-shape="id20" draw:start-glue-point="2" draw:end-shape="id22" svg:d="m38782 10521c0 10485 4893 3445 4893 14080">
          <text:p/>
        </draw:connector>
        <draw:connector draw:style-name="gr15" draw:text-style-name="P1" draw:layer="layout" draw:type="curve" svg:x1="38.782cm" svg:y1="10.521cm" svg:x2="44.432cm" svg:y2="13.066cm" draw:start-shape="id20" draw:start-glue-point="2" draw:end-shape="id23" draw:end-glue-point="4" svg:d="m38782 10521c0 1642 5650 370 5650 25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avian Petre</meta:initial-creator>
    <meta:creation-date>2011-07-01T19:41:01</meta:creation-date>
    <dc:date>2012-06-15T15:25:11</dc:date>
    <meta:editing-duration>PT1H47M43S</meta:editing-duration>
    <meta:editing-cycles>24</meta:editing-cycles>
    <meta:generator>LibreOffice/3.5$Linux_x86 LibreOffice_project/350m1$Build-2</meta:generator>
    <meta:document-statistic meta:object-count="99"/>
  </office:meta>
</office:document-meta>
</file>